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1-05_RANDOM'.C4:'11-05_RANDOM'.C12 '11-05_RANDOM'.D3:'11-05_RANDOM'.D3 '11-05_RANDOM'.D4:'11-05_RANDOM'.D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45454545454545" calcext:value-type="float">
            <text:p>1.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1458333333333" calcext:value-type="float">
            <text:p>1.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741935483871" calcext:value-type="float">
            <text:p>1.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58241758241758" calcext:value-type="float">
            <text:p>4.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.6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44124700239808" calcext:value-type="float">
            <text:p>2.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CIRCLE'.C4:'11-05_CIRCLE'.C12 '11-05_CIRCLE'.D3:'11-05_CIRCLE'.D3 '11-05_CIRCLE'.D4:'11-05_CIRCLE'.D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3191489361702" calcext:value-type="float">
            <text:p>4.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.33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97183098591549" calcext:value-type="float">
            <text:p>2.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.27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20379146919431" calcext:value-type="float">
            <text:p>6.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.07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8408454290807" calcext:value-type="float">
            <text:p>15.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.07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70686578680856" calcext:value-type="float">
            <text:p>5.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LINE_IN_LINE'.C4:'11-05_LINE_IN_LINE'.C12 '11-05_LINE_IN_LINE'.D3:'11-05_LINE_IN_LINE'.D3 '11-05_LINE_IN_LINE'.D4:'11-05_LINE_IN_LINE'.D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1.85714285714286" calcext:value-type="float">
            <text:p>1.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15384615384615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55555555555555" calcext:value-type="float">
            <text:p>6.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.3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6.3926553672316" calcext:value-type="float">
            <text:p>16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.2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87678786834396" calcext:value-type="float">
            <text:p>8.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IN_TRIANGLE'.C4:'11-05_IN_TRIANGLE'.C12 '11-05_IN_TRIANGLE'.D3:'11-05_IN_TRIANGLE'.D3 '11-05_IN_TRIANGLE'.D4:'11-05_IN_TRIANGLE'.D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3.84615384615385" calcext:value-type="float">
            <text:p>3.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8" calcext:value-type="float">
            <text:p>1.6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13095238095238" calcext:value-type="float">
            <text:p>2.1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.9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18435754189944" calcext:value-type="float">
            <text:p>4.1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.8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4.14953271028037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59:03.482027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5-11T21:02:57.591503776</dc:date>
    <meta:editing-duration>PT1H5M23S</meta:editing-duration>
    <meta:editing-cycles>11</meta:editing-cycles>
    <meta:generator>LibreOffice/4.3.3.2$Linux_X86_64 LibreOffice_project/430m0$Build-2</meta:generator>
    <meta:document-statistic meta:table-count="8" meta:cell-count="35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